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  <style:text-properties style:font-name="Liberation Serif"/>
    </style:style>
    <style:style style:name="ce19" style:family="table-cell" style:parent-style-name="Default">
      <style:table-cell-properties fo:background-color="#fff200"/>
      <style:text-properties style:font-name="Liberation Serif"/>
    </style:style>
    <style:style style:name="ce20" style:family="table-cell" style:parent-style-name="Default"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2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formula="of:= [.D53] + [.C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formula="of:= [.D54] + [.C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formula="of:= [.D55] + [.C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formula="of:= [.D56] + [.C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formula="of:= [.D57] + [.C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formula="of:= [.D58] + [.C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formula="of:= [.D59] + [.C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formula="of:= [.D60] + [.C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1] + [.C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2] + [.C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77.9047619047619" calcext:value-type="float">
            <text:p>77,90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ce18" office:value-type="float" office:value="5" calcext:value-type="float">
            <text:p>5</text:p>
          </table:table-cell>
          <table:table-cell table:formula="of:= [.D63] + [.C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F63] + [.E64]" office:value-type="float" office:value="430743" calcext:value-type="float">
            <text:p>430 743</text:p>
          </table:table-cell>
          <table:table-cell table:formula="of:= [.E64] / [.C64]" office:value-type="float" office:value="105" calcext:value-type="float">
            <text:p>105,00</text:p>
          </table:table-cell>
          <table:table-cell table:formula="of:= SUM([.E63:.E65]) / SUM([.C63:.C65])" office:value-type="float" office:value="53.1333333333333" calcext:value-type="float">
            <text:p>53,13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ce18" office:value-type="float" office:value="17" calcext:value-type="float">
            <text:p>17</text:p>
          </table:table-cell>
          <table:table-cell table:formula="of:= [.D64] + [.C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F64] + [.E65]" office:value-type="float" office:value="431269" calcext:value-type="float">
            <text:p>431 269</text:p>
          </table:table-cell>
          <table:table-cell table:formula="of:= [.E65] / [.C65]" office:value-type="float" office:value="30.9411764705882" calcext:value-type="float">
            <text:p>30,94</text:p>
          </table:table-cell>
          <table:table-cell table:formula="of:= SUM([.E64:.E66]) / SUM([.C64:.C66])" office:value-type="float" office:value="38.093023255814" calcext:value-type="float">
            <text:p>38,09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ce18" office:value-type="float" office:value="21" calcext:value-type="float">
            <text:p>21</text:p>
          </table:table-cell>
          <table:table-cell table:formula="of:= [.D65] + [.C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F65] + [.E66]" office:value-type="float" office:value="431856" calcext:value-type="float">
            <text:p>431 856</text:p>
          </table:table-cell>
          <table:table-cell table:formula="of:= [.E66] / [.C66]" office:value-type="float" office:value="27.9523809523809" calcext:value-type="float">
            <text:p>27,95</text:p>
          </table:table-cell>
          <table:table-cell table:formula="of:= SUM([.E65:.E67]) / SUM([.C65:.C67])" office:value-type="float" office:value="34.7450980392157" calcext:value-type="float">
            <text:p>34,75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6" calcext:value-type="date">
            <text:p>06.10.2021</text:p>
          </table:table-cell>
          <table:table-cell table:style-name="ce19" office:value-type="float" office:value="13" calcext:value-type="float">
            <text:p>13</text:p>
          </table:table-cell>
          <table:table-cell table:style-name="ce22" table:formula="of:= [.D66] + [.C67]" office:value-type="float" office:value="82571" calcext:value-type="float">
            <text:p>82 571</text:p>
          </table:table-cell>
          <table:table-cell table:style-name="ce22" office:value-type="float" office:value="659" calcext:value-type="float">
            <text:p>659</text:p>
          </table:table-cell>
          <table:table-cell table:formula="of:= [.F66] + [.E67]" office:value-type="float" office:value="432515" calcext:value-type="float">
            <text:p>432 515</text:p>
          </table:table-cell>
          <table:table-cell table:formula="of:= [.E67] / [.C67]" office:value-type="float" office:value="50.6923076923077" calcext:value-type="float">
            <text:p>50,69</text:p>
          </table:table-cell>
          <table:table-cell table:formula="of:= SUM([.E66:.E68]) / SUM([.C66:.C68])" office:value-type="float" office:value="36.6470588235294" calcext:value-type="float">
            <text:p>36,65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ce20"/>
          <table:table-cell table:style-name="ce5" table:formula="of:= [.D67] + [.C68]" office:value-type="float" office:value="82571" calcext:value-type="float">
            <text:p>82 571</text:p>
          </table:table-cell>
          <table:table-cell table:style-name="ce5"/>
          <table:table-cell table:formula="of:= [.F67] + [.E68]" office:value-type="float" office:value="432515" calcext:value-type="float">
            <text:p>432 515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float" office:value="50.6923076923077" calcext:value-type="float">
            <text:p>50,69</text:p>
          </table:table-cell>
          <table:table-cell table:number-columns-repeated="2"/>
          <table:table-cell table:formula="of:= [.J68] - [.J67] - [.I68]" office:value-type="float" office:value="-1705346" calcext:value-type="float">
            <text:p>-1 705 346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20"/>
          <table:table-cell table:style-name="ce5" table:formula="of:= [.D68] + [.C69]" office:value-type="float" office:value="82571" calcext:value-type="float">
            <text:p>82 571</text:p>
          </table:table-cell>
          <table:table-cell table:style-name="ce5"/>
          <table:table-cell table:formula="of:= [.F68] + [.E69]" office:value-type="float" office:value="432515" calcext:value-type="float">
            <text:p>432 515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20"/>
          <table:table-cell table:style-name="ce5" table:formula="of:= [.D69] + [.C70]" office:value-type="float" office:value="82571" calcext:value-type="float">
            <text:p>82 571</text:p>
          </table:table-cell>
          <table:table-cell table:style-name="ce5"/>
          <table:table-cell table:formula="of:= [.F69] + [.E70]" office:value-type="float" office:value="432515" calcext:value-type="float">
            <text:p>432 515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20"/>
          <table:table-cell table:style-name="ce5" table:formula="of:= [.D70] + [.C71]" office:value-type="float" office:value="82571" calcext:value-type="float">
            <text:p>82 571</text:p>
          </table:table-cell>
          <table:table-cell table:style-name="ce5"/>
          <table:table-cell table:formula="of:= [.F70] + [.E71]" office:value-type="float" office:value="432515" calcext:value-type="float">
            <text:p>432 515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20"/>
          <table:table-cell table:style-name="ce5" table:formula="of:= [.D71] + [.C72]" office:value-type="float" office:value="82571" calcext:value-type="float">
            <text:p>82 571</text:p>
          </table:table-cell>
          <table:table-cell table:style-name="ce5"/>
          <table:table-cell table:formula="of:= [.F71] + [.E72]" office:value-type="float" office:value="432515" calcext:value-type="float">
            <text:p>432 515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20"/>
          <table:table-cell table:style-name="ce5" table:formula="of:= [.D72] + [.C73]" office:value-type="float" office:value="82571" calcext:value-type="float">
            <text:p>82 571</text:p>
          </table:table-cell>
          <table:table-cell table:style-name="ce5"/>
          <table:table-cell table:formula="of:= [.F72] + [.E73]" office:value-type="float" office:value="432515" calcext:value-type="float">
            <text:p>432 515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20"/>
          <table:table-cell table:style-name="ce5" table:formula="of:= [.D73] + [.C74]" office:value-type="float" office:value="82571" calcext:value-type="float">
            <text:p>82 571</text:p>
          </table:table-cell>
          <table:table-cell table:style-name="ce5"/>
          <table:table-cell table:formula="of:= [.F73] + [.E74]" office:value-type="float" office:value="432515" calcext:value-type="float">
            <text:p>432 515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20"/>
          <table:table-cell table:style-name="ce5" table:formula="of:= [.D74] + [.C75]" office:value-type="float" office:value="82571" calcext:value-type="float">
            <text:p>82 571</text:p>
          </table:table-cell>
          <table:table-cell table:style-name="ce5"/>
          <table:table-cell table:formula="of:= [.F74] + [.E75]" office:value-type="float" office:value="432515" calcext:value-type="float">
            <text:p>432 515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20"/>
          <table:table-cell table:style-name="ce5" table:formula="of:= [.D75] + [.C76]" office:value-type="float" office:value="82571" calcext:value-type="float">
            <text:p>82 571</text:p>
          </table:table-cell>
          <table:table-cell table:style-name="ce5"/>
          <table:table-cell table:formula="of:= [.F75] + [.E76]" office:value-type="float" office:value="432515" calcext:value-type="float">
            <text:p>432 515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ce20"/>
          <table:table-cell table:style-name="ce5" table:formula="of:= [.D76] + [.C77]" office:value-type="float" office:value="82571" calcext:value-type="float">
            <text:p>82 571</text:p>
          </table:table-cell>
          <table:table-cell table:style-name="ce5"/>
          <table:table-cell table:formula="of:= [.F76] + [.E77]" office:value-type="float" office:value="432515" calcext:value-type="float">
            <text:p>432 515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20"/>
          <table:table-cell table:style-name="ce5" table:formula="of:= [.D77] + [.C78]" office:value-type="float" office:value="82571" calcext:value-type="float">
            <text:p>82 571</text:p>
          </table:table-cell>
          <table:table-cell table:style-name="ce5"/>
          <table:table-cell table:formula="of:= [.F77] + [.E78]" office:value-type="float" office:value="432515" calcext:value-type="float">
            <text:p>432 515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20"/>
          <table:table-cell table:style-name="ce5" table:formula="of:= [.D78] + [.C79]" office:value-type="float" office:value="82571" calcext:value-type="float">
            <text:p>82 571</text:p>
          </table:table-cell>
          <table:table-cell table:style-name="ce5"/>
          <table:table-cell table:formula="of:= [.F78] + [.E79]" office:value-type="float" office:value="432515" calcext:value-type="float">
            <text:p>432 515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20"/>
          <table:table-cell table:style-name="ce5" table:formula="of:= [.D79] + [.C80]" office:value-type="float" office:value="82571" calcext:value-type="float">
            <text:p>82 571</text:p>
          </table:table-cell>
          <table:table-cell table:style-name="ce5"/>
          <table:table-cell table:formula="of:= [.F79] + [.E80]" office:value-type="float" office:value="432515" calcext:value-type="float">
            <text:p>432 515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20"/>
          <table:table-cell table:style-name="ce5" table:formula="of:= [.D80] + [.C81]" office:value-type="float" office:value="82571" calcext:value-type="float">
            <text:p>82 571</text:p>
          </table:table-cell>
          <table:table-cell table:style-name="ce5"/>
          <table:table-cell table:formula="of:= [.F80] + [.E81]" office:value-type="float" office:value="432515" calcext:value-type="float">
            <text:p>432 515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20"/>
          <table:table-cell table:style-name="ce5" table:formula="of:= [.D81] + [.C82]" office:value-type="float" office:value="82571" calcext:value-type="float">
            <text:p>82 571</text:p>
          </table:table-cell>
          <table:table-cell table:style-name="ce5"/>
          <table:table-cell table:formula="of:= [.F81] + [.E82]" office:value-type="float" office:value="432515" calcext:value-type="float">
            <text:p>432 515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20"/>
          <table:table-cell table:style-name="ce5" table:formula="of:= [.D82] + [.C83]" office:value-type="float" office:value="82571" calcext:value-type="float">
            <text:p>82 571</text:p>
          </table:table-cell>
          <table:table-cell table:style-name="ce5"/>
          <table:table-cell table:formula="of:= [.F82] + [.E83]" office:value-type="float" office:value="432515" calcext:value-type="float">
            <text:p>432 515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20"/>
          <table:table-cell table:style-name="ce5" table:formula="of:= [.D83] + [.C84]" office:value-type="float" office:value="82571" calcext:value-type="float">
            <text:p>82 571</text:p>
          </table:table-cell>
          <table:table-cell table:style-name="ce5"/>
          <table:table-cell table:formula="of:= [.F83] + [.E84]" office:value-type="float" office:value="432515" calcext:value-type="float">
            <text:p>432 515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20"/>
          <table:table-cell table:style-name="ce5" table:formula="of:= [.D84] + [.C85]" office:value-type="float" office:value="82571" calcext:value-type="float">
            <text:p>82 571</text:p>
          </table:table-cell>
          <table:table-cell table:style-name="ce5"/>
          <table:table-cell table:formula="of:= [.F84] + [.E85]" office:value-type="float" office:value="432515" calcext:value-type="float">
            <text:p>432 515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20"/>
          <table:table-cell table:style-name="ce5" table:formula="of:= [.D85] + [.C86]" office:value-type="float" office:value="82571" calcext:value-type="float">
            <text:p>82 571</text:p>
          </table:table-cell>
          <table:table-cell table:style-name="ce5"/>
          <table:table-cell table:formula="of:= [.F85] + [.E86]" office:value-type="float" office:value="432515" calcext:value-type="float">
            <text:p>432 515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20"/>
          <table:table-cell table:style-name="ce5" table:formula="of:= [.D86] + [.C87]" office:value-type="float" office:value="82571" calcext:value-type="float">
            <text:p>82 571</text:p>
          </table:table-cell>
          <table:table-cell table:style-name="ce5"/>
          <table:table-cell table:formula="of:= [.F86] + [.E87]" office:value-type="float" office:value="432515" calcext:value-type="float">
            <text:p>432 515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20"/>
          <table:table-cell table:style-name="ce5" table:formula="of:= [.D87] + [.C88]" office:value-type="float" office:value="82571" calcext:value-type="float">
            <text:p>82 571</text:p>
          </table:table-cell>
          <table:table-cell table:style-name="ce5"/>
          <table:table-cell table:formula="of:= [.F87] + [.E88]" office:value-type="float" office:value="432515" calcext:value-type="float">
            <text:p>432 515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20"/>
          <table:table-cell table:style-name="ce5" table:formula="of:= [.D88] + [.C89]" office:value-type="float" office:value="82571" calcext:value-type="float">
            <text:p>82 571</text:p>
          </table:table-cell>
          <table:table-cell table:style-name="ce5"/>
          <table:table-cell table:formula="of:= [.F88] + [.E89]" office:value-type="float" office:value="432515" calcext:value-type="float">
            <text:p>432 515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20"/>
          <table:table-cell table:style-name="ce5" table:formula="of:= [.D89] + [.C90]" office:value-type="float" office:value="82571" calcext:value-type="float">
            <text:p>82 571</text:p>
          </table:table-cell>
          <table:table-cell table:style-name="ce5"/>
          <table:table-cell table:formula="of:= [.F89] + [.E90]" office:value-type="float" office:value="432515" calcext:value-type="float">
            <text:p>432 515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20"/>
          <table:table-cell table:style-name="ce5" table:formula="of:= [.D90] + [.C91]" office:value-type="float" office:value="82571" calcext:value-type="float">
            <text:p>82 571</text:p>
          </table:table-cell>
          <table:table-cell table:style-name="ce5"/>
          <table:table-cell table:formula="of:= [.F90] + [.E91]" office:value-type="float" office:value="432515" calcext:value-type="float">
            <text:p>432 515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20"/>
          <table:table-cell table:style-name="ce5" table:formula="of:= [.D91] + [.C92]" office:value-type="float" office:value="82571" calcext:value-type="float">
            <text:p>82 571</text:p>
          </table:table-cell>
          <table:table-cell table:style-name="ce5"/>
          <table:table-cell table:formula="of:= [.F91] + [.E92]" office:value-type="float" office:value="432515" calcext:value-type="float">
            <text:p>432 515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7T15:43:19.535050080</dc:date>
    <dc:creator>Tomáš Metelka</dc:creator>
    <meta:editing-duration>P38DT22H39M36S</meta:editing-duration>
    <meta:editing-cycles>58</meta:editing-cycles>
    <meta:generator>LibreOffice/6.0.7.3$Linux_X86_64 LibreOffice_project/00m0$Build-3</meta:generator>
    <meta:document-statistic meta:table-count="1" meta:cell-count="658" meta:object-count="0"/>
  </office:meta>
</office:document-meta>
</file>